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.setEmployee( Employee employ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ontac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Customer( Employee employee , String customerName , String contactLastName , String contactFirstName , String phone , String addressLine1 , String addressLine2 , String city , String state , String postalCode , String country , Double creditLimit , Set &lt; Payment &gt; payments , Set &lt; Order &gt; or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r.getContac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AddressLin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AddressLine1( String addressLin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Custo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er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ontactFirstName( String contact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Customer( String customerName , String contactLastName , String contactFirstName , String phone , String addressLine1 , String city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stomer.setCustomerNumber( Integer custome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Orders( Set &lt; Order &gt; or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ustomerName( String custom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ontactLastName( String contact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Pay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ustome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redi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Custom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getAddressLin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PostalCode( String postal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reditLimit( Double credit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Payments( Set &lt; Payment &gt; pay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.setAddressLine2( String addressLin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